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68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Default"/>
        <table:table-row table:style-name="ro1">
          <table:table-cell/>
          <table:table-cell table:style-name="ce4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5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3">
          <table:table-cell table:number-columns-repeated="64"/>
        </table:table-row>
        <table:table-row table:style-name="ro4">
          <table:table-cell table:style-name="ce2" office:value-type="string" calcext:value-type="string">
            <text:p>Topic:</text:p>
          </table:table-cell>
          <table:table-cell table:style-name="ce2" office:value-type="string" calcext:value-type="string">
            <text:p>Problem: </text:p>
          </table:table-cell>
          <table:table-cell table:style-name="ce9" office:value-type="string" calcext:value-type="string">
            <text:p>Done [yes or no] 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0" office:value-type="string" calcext:value-type="string">
            <text:p>Done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1</text:p>
          </table:table-cell>
          <table:table-cell table:style-name="ce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10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2</text:p>
          </table:table-cell>
          <table:table-cell table:style-name="ce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3</text:p>
          </table:table-cell>
          <table:table-cell table:style-name="ce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10" office:value-type="string" calcext:value-type="string">
            <text:p>&lt;Done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4</text:p>
          </table:table-cell>
          <table:table-cell table:style-name="ce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5</text:p>
          </table:table-cell>
          <table:table-cell table:style-name="ce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6</text:p>
          </table:table-cell>
          <table:table-cell table:style-name="ce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merge-intervals/" xlink:type="simple">Merge Interval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Array</text:p>
          </table:table-cell>
          <table:table-cell table:style-name="ce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/>
          <table:table-cell table:style-name="ce7"/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3"/>
          <table:table-cell table:style-name="ce7"/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Matrix</text:p>
          </table:table-cell>
          <table:table-cell table:style-name="ce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3"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reverse-string/" xlink:type="simple">Reverse a 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3" office:value-type="string" calcext:value-type="string">
            <text:p>String</text:p>
          </table:table-cell>
          <table:table-cell table:style-name="ce7" office:value-type="string" calcext:value-type="string">
            <text:p>Why strings are immutable in Java?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ring</text:p>
          </table:table-cell>
          <table:table-cell table:style-name="ce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 table:style-name="ce3"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GGRCOW/" xlink:type="simple">Aggressive cow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EKO/" xlink:type="simple">EKOSPOJ: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PRATA/" xlink:type="simple">ROTI-Prata SPOJ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ANARC05B/" xlink:type="simple">DoubleHelix SPOJ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spoj.com/problems/SUBSUMS/" xlink:type="simple">Subset Sum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earching &amp; Sorting</text:p>
          </table:table-cell>
          <table:table-cell table:style-name="ce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3" office:value-type="string" calcext:value-type="string">
            <text:p>LinkedList</text:p>
          </table:table-cell>
          <table:table-cell table:style-name="ce7" office:value-type="string" calcext:value-type="string">
            <text:p>Can we reverse a linked list in less than O(n) ?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3" office:value-type="string" calcext:value-type="string">
            <text:p>LinkedList</text:p>
          </table:table-cell>
          <table:table-cell table:style-name="ce7" office:value-type="string" calcext:value-type="string">
            <text:p>Why Quicksort is preferred for. Arrays and Merge Sort for LinkedLists ?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LinkedList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number-columns-repeated="64"/>
        </table:table-row>
        <table:table-row table:style-name="ro4">
          <table:table-cell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Trees</text:p>
          </table:table-cell>
          <table:table-cell table:style-name="ce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 table:style-name="ce3"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nary Search Trees</text:p>
          </table:table-cell>
          <table:table-cell table:style-name="ce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DIEHARD/" xlink:type="simple">DIEHARD -DIE HARD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GCJ101BB/" xlink:type="simple">Picking Up Chick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CHOCOLA/" xlink:type="simple">CHOCOLA –Chocolat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eedy</text:p>
          </table:table-cell>
          <table:table-cell table:style-name="ce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tug-of-war/" xlink:type="simple">Tug of Wa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ackTracking</text:p>
          </table:table-cell>
          <table:table-cell table:style-name="ce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Stacks &amp; Queues</text:p>
          </table:table-cell>
          <table:table-cell table:style-name="ce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Heap</text:p>
          </table:table-cell>
          <table:table-cell table:style-name="ce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flood-fill/" xlink:type="simple">flood fill algo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lone-graph/" xlink:type="simple">Clone a grap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word-ladder/" xlink:type="simple">word Ladder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Graph</text:p>
          </table:table-cell>
          <table:table-cell table:style-name="ce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Trie</text:p>
          </table:table-cell>
          <table:table-cell table:style-name="ce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Trie</text:p>
          </table:table-cell>
          <table:table-cell table:style-name="ce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 table:number-rows-repeated="2">
          <table:table-cell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Dynamic Programming</text:p>
          </table:table-cell>
          <table:table-cell table:style-name="ce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/>
          <table:table-cell table:style-name="ce7"/>
          <table:table-cell table:style-name="ce10"/>
          <table:table-cell table:number-columns-repeated="61"/>
        </table:table-row>
        <table:table-row table:style-name="ro4">
          <table:table-cell table:style-name="ce3"/>
          <table:table-cell table:style-name="ce7"/>
          <table:table-cell table:style-name="ce10"/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5">
          <table:table-cell table:style-name="ce3" office:value-type="string" calcext:value-type="string">
            <text:p>Bit Manipulation</text:p>
          </table:table-cell>
          <table:table-cell table:style-name="ce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10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104809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 style:data-style-name="N2" text:time-value="01:19:13.097140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11:36:56</meta:creation-date>
    <meta:initial-creator>Microsoft Office User</meta:initial-creator>
    <dc:language>en-IN</dc:language>
    <dc:date>2021-05-19T03:07:46.098159610</dc:date>
    <meta:editing-cycles>4</meta:editing-cycles>
    <meta:editing-duration>PT4H2M28S</meta:editing-duration>
    <meta:generator>LibreOffice/6.4.7.2$Linux_X86_64 LibreOffice_project/40$Build-2</meta:generator>
    <meta:document-statistic meta:table-count="1" meta:cell-count="13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